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4525007CE3469FAE3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a4109" officeooo:paragraph-rsid="000a4109"/>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rsid="000a4109" officeooo:paragraph-rsid="000a4109" style:font-weight-asian="bold" style:font-weight-complex="bold"/>
    </style:style>
    <style:style style:name="P4" style:family="paragraph" style:parent-style-name="Standard">
      <style:text-properties fo:font-weight="bold" officeooo:rsid="000b232c" officeooo:paragraph-rsid="000b232c" style:font-weight-asian="bold" style:font-weight-complex="bold"/>
    </style:style>
    <style:style style:name="P5" style:family="paragraph" style:parent-style-name="Standard">
      <style:text-properties fo:font-weight="bold" officeooo:rsid="000c4fcc" officeooo:paragraph-rsid="000c4fcc" style:font-weight-asian="bold" style:font-weight-complex="bold"/>
    </style:style>
    <style:style style:name="P6" style:family="paragraph" style:parent-style-name="Standard">
      <style:text-properties fo:font-weight="bold" officeooo:rsid="000ef5f7" officeooo:paragraph-rsid="000ffd17" style:font-weight-asian="bold" style:font-weight-complex="bold"/>
    </style:style>
    <style:style style:name="P7" style:family="paragraph" style:parent-style-name="Standard">
      <style:text-properties officeooo:rsid="000b232c" officeooo:paragraph-rsid="000b232c"/>
    </style:style>
    <style:style style:name="P8" style:family="paragraph" style:parent-style-name="Standard">
      <style:text-properties officeooo:rsid="000c4fcc" officeooo:paragraph-rsid="000c4fcc"/>
    </style:style>
    <style:style style:name="P9" style:family="paragraph" style:parent-style-name="Standard">
      <style:text-properties officeooo:rsid="000c4fcc" officeooo:paragraph-rsid="000c6777"/>
    </style:style>
    <style:style style:name="P10" style:family="paragraph" style:parent-style-name="Standard">
      <style:text-properties officeooo:rsid="000c4fcc" officeooo:paragraph-rsid="000ef5f7"/>
    </style:style>
    <style:style style:name="P11" style:family="paragraph" style:parent-style-name="Standard">
      <style:text-properties officeooo:rsid="000ef5f7" officeooo:paragraph-rsid="000ef5f7"/>
    </style:style>
    <style:style style:name="P12" style:family="paragraph" style:parent-style-name="Standard">
      <style:text-properties officeooo:rsid="000ef5f7" officeooo:paragraph-rsid="000ffd17"/>
    </style:style>
    <style:style style:name="P13" style:family="paragraph" style:parent-style-name="Standard" style:list-style-name="L1"/>
    <style:style style:name="P14" style:family="paragraph" style:parent-style-name="Standard" style:list-style-name="L2">
      <style:text-properties officeooo:rsid="000a4109" officeooo:paragraph-rsid="000a4109"/>
    </style:style>
    <style:style style:name="P1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6" style:family="paragraph">
      <loext:graphic-properties draw:fill-color="#ff0000"/>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font-weight="bold" fo:background-color="#bbe33d" loext:char-shading-value="0" style:font-weight-asian="bold" style:font-weight-complex="bold"/>
    </style:style>
    <style:style style:name="T6" style:family="text">
      <style:text-properties fo:background-color="#ffff00" loext:char-shading-value="0"/>
    </style:style>
    <style:style style:name="T7" style:family="text">
      <style:text-properties fo:background-color="#ffff00" loext:char-shading-value="0"/>
    </style:style>
    <style:style style:name="T8" style:family="text">
      <style:text-properties officeooo:rsid="000aa373"/>
    </style:style>
    <style:style style:name="T9" style:family="text">
      <style:text-properties style:text-underline-style="solid" style:text-underline-width="auto" style:text-underline-color="font-color" fo:background-color="#ffff00" loext:char-shading-value="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0c4fcc"/>
    </style:style>
    <style:style style:name="T12" style:family="text">
      <style:text-properties fo:background-color="#ffa6a6" loext:char-shading-value="0"/>
    </style:style>
    <style:style style:name="T13" style:family="text">
      <style:text-properties style:use-window-font-color="true" fo:background-color="#ffa6a6" loext:char-shading-value="0"/>
    </style:style>
    <style:style style:name="T14" style:family="text">
      <style:text-properties officeooo:rsid="000ffd17"/>
    </style:style>
    <style:style style:name="T15" style:family="text">
      <style:text-properties officeooo:rsid="00111e21"/>
    </style:style>
    <style:style style:name="T16" style:family="text">
      <style:text-properties fo:background-color="#bbe33d" loext:char-shading-value="0"/>
    </style:style>
    <style:style style:name="T17" style:family="text">
      <style:text-properties fo:background-color="#bbe33d" loext:char-shading-value="0"/>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008in" fo:min-width="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0000" draw:textarea-horizontal-align="justify" draw:textarea-vertical-align="middle" draw:auto-grow-height="false" fo:min-height="0.1709in" fo:min-width="0.1807in"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12factor.net/" text:style-name="Internet_20_link" text:visited-style-name="Visited_20_Internet_20_Link">The Twelve Factors</text:a></text:p>
      <text:list xml:id="list1841197470" text:style-name="L1">
        <text:list-item>
          <text:p text:style-name="P13"><text:span text:style-name="T2">Codebase</text:span>: One codebase tracked in revision control, many deploys</text:p>
        </text:list-item>
        <text:list-item>
          <text:p text:style-name="P13"><text:span text:style-name="T3">Dependencies</text:span>: Explicitly declare and isolate dependencies</text:p>
        </text:list-item>
        <text:list-item>
          <text:p text:style-name="P13"><text:span text:style-name="T3">Config</text:span>: Store config in the environment</text:p>
        </text:list-item>
        <text:list-item>
          <text:p text:style-name="P13"><text:span text:style-name="T3">Backing services</text:span>: Treat backing services as attached resources</text:p>
        </text:list-item>
        <text:list-item>
          <text:p text:style-name="P13"><text:span text:style-name="T3">Build, release, run</text:span>: Strictly separate build and run stages</text:p>
        </text:list-item>
        <text:list-item>
          <text:p text:style-name="P13"><text:span text:style-name="T3">Processes</text:span>: Execute the app as one or more stateless processes</text:p>
        </text:list-item>
        <text:list-item>
          <text:p text:style-name="P13"><text:span text:style-name="T3">Port binding</text:span>: Export services via port binding</text:p>
        </text:list-item>
        <text:list-item>
          <text:p text:style-name="P13"><text:span text:style-name="T3">Concurrency</text:span>: Scale out via the process model</text:p>
        </text:list-item>
        <text:list-item>
          <text:p text:style-name="P13"><text:span text:style-name="T3">Disposability</text:span>: Maximize robustness with fast startup and graceful shutdown</text:p>
        </text:list-item>
        <text:list-item>
          <text:p text:style-name="P13"><text:span text:style-name="T3">Dev/prod parity</text:span>: Keep development, staging, and production as similar as possible</text:p>
        </text:list-item>
        <text:list-item>
          <text:p text:style-name="P13"><text:span text:style-name="T3">Logs</text:span>: Treat logs as event streams</text:p>
        </text:list-item>
        <text:list-item>
          <text:p text:style-name="P13"><text:span text:style-name="T3">Admin processes</text:span>: Run admin/management tasks as one-off processes</text:p>
        </text:list-item>
      </text:list>
      <text:p text:style-name="Standard"/>
      <text:p text:style-name="P3"><text:span text:style-name="T15">1. </text:span>Codebase</text:p>
      <text:p text:style-name="P1"/>
      <text:p text:style-name="P1"><draw:frame draw:style-name="fr2" draw:name="Image1" text:anchor-type="paragraph" svg:x="3.5909in" svg:y="0.0701in" svg:width="2.7in" svg:height="2.2201in" draw:z-index="0"><draw:image xlink:href="Pictures/10000201000001860000014525007CE3469FAE3F.png" xlink:type="simple" xlink:show="embed" xlink:actuate="onLoad" loext:mime-type="image/png"/></draw:frame>A twelve-factor app is always tracked in a version control system, known as a code repository or just repo. There is always <text:span text:style-name="T4">a one-to-one correlation between the codebase and the app</text:span>.</text:p>
      <text:p text:style-name="P1"/>
      <text:list xml:id="list2137796870" text:style-name="L2">
        <text:list-item>
          <text:p text:style-name="P14">If there are multiple codebases, it’s not an app – it’s a distributed system. <text:span text:style-name="T8">(</text:span>Each component is <text:span text:style-name="T8">then</text:span> an app, and can individually comply with <text:span text:style-name="T8">12fact)</text:span></text:p>
        </text:list-item>
        <text:list-item>
          <text:p text:style-name="P14">Multiple apps sharing the same code is a violation of twelve-factor. The solution here is to <text:span text:style-name="T8">split code in shared libraries.</text:span></text:p>
        </text:list-item>
      </text:list>
      <text:p text:style-name="P1"/>
      <text:p text:style-name="P1">There is only <text:span text:style-name="T3">one codebase</text:span> per app, but there will be <text:span text:style-name="T3">many deploys</text:span> of the app. <text:span text:style-name="T9">A deploy is a running instance of the app</text:span>.</text:p>
      <text:p text:style-name="P1"/>
      <text:p text:style-name="P4"><text:span text:style-name="T15">2. </text:span>Dependencies</text:p>
      <text:p text:style-name="P7"/>
      <text:p text:style-name="P7"><text:span text:style-name="T3">A twelve-factor app never relies on implicit existence of system-wide packages</text:span>. It declares all dependencies, completely and exactly, via a dependency <office:annotation office:name="__Annotation__1_4289681677"><dc:creator>Unknown Author</dc:creator><dc:date>2019-09-29T21:24:14.925444893</dc:date><text:p text:style-name="P15"><text:span text:style-name="T18">pip install requirements.txt</text:span></text:p></office:annotation><text:span text:style-name="T1">declaration manifest</text:span><office:annotation-end office:name="__Annotation__1_4289681677"/>. Furthermore, it uses a <office:annotation office:name="__Annotation__2_4289681677"><dc:creator>Unknown Author</dc:creator><dc:date>2019-09-29T21:24:39.693722201</dc:date><text:p text:style-name="P15"><text:span text:style-name="T18">source virtualenv/bin/activate</text:span></text:p></office:annotation><text:span text:style-name="T1">dependency isolation</text:span><office:annotation-end office:name="__Annotation__2_4289681677"/> tool during execution to ensure that no implicit dependencies “leak in” from the surrounding system.</text:p>
      <text:p text:style-name="P7">Twelve-factor apps <text:span text:style-name="T3">also </text:span><office:annotation office:name="__Annotation__3_4289681677"><dc:creator>Unknown Author</dc:creator><dc:date>2019-09-29T21:26:24.084697396</dc:date><text:p><text:span text:style-name="T18">You shall not </text:span><text:span text:style-name="T19">exec</text:span><text:span text:style-name="T18"> shell to curl or other tools.</text:span></text:p></office:annotation><text:span text:style-name="T3">do not rely</text:span><office:annotation-end office:name="__Annotation__3_4289681677"/><text:span text:style-name="T3"> on the implicit existence of any system tools</text:span>. While these tools may exist on many or even most systems, there is no guarantee that they will exist on all systems, nor whether the version found will be compatible with the app. If the app needs to shell out to a system tool, that tool should be vendored into the app.</text:p>
      <text:p text:style-name="P7"/>
      <text:p text:style-name="P5"><text:span text:style-name="T15">3. </text:span>Config</text:p>
      <text:p text:style-name="P8"/>
      <text:p text:style-name="P8">An app’s config is everything that is likely to vary between deploys (staging, production, developer environments, etc).</text:p>
      <text:p text:style-name="P9"><draw:custom-shape text:anchor-type="paragraph" draw:z-index="1" draw:name="Shape2" draw:style-name="gr1" svg:width="0.0287in" svg:height="0.0012in" svg:x="1.1862in" svg:y="0.151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Apps sometimes <draw:custom-shape text:anchor-type="as-char" svg:y="-0.1807in" draw:z-index="2" draw:name="Shape1" draw:style-name="gr2" draw:text-style-name="P16"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 text:c="2"/><text:span text:style-name="T12">store config as constants in the code</text:span>. <text:span text:style-name="T10">This is a violation of twelve-factor</text:span>, which requires <text:span text:style-name="T6">strict separation of config from code</text:span>. Config varies substantially across deploys, code does not.</text:p>
      <text:p text:style-name="P8"/>
      <text:p text:style-name="P8"><text:soft-page-break/>A <office:annotation office:name="__Annotation__32_4289681677"><dc:creator>Unknown Author</dc:creator><dc:date>2019-09-29T21:38:40.356929812</dc:date><text:p text:style-name="P15"><text:span text:style-name="T18">Cartina tornasole</text:span></text:p></office:annotation>litmus test<office:annotation-end office:name="__Annotation__32_4289681677"/> for whether an app has all config correctly factored out of the code is whether the codebase could be made open source at any moment, without compromising any credentials.</text:p>
      <text:p text:style-name="P11"><draw:frame draw:style-name="fr1" draw:name="Frame1" text:anchor-type="paragraph" svg:x="0.2in" svg:y="0.1465in" svg:width="6.102in" draw:z-index="3"><draw:text-box fo:min-height="0.8008in"><text:p text:style-name="P10">Note: that this definition of <text:span text:style-name="T1">“config” does not include internal application config, such as</text:span> config/<text:span text:style-name="T1">routes</text:span>.rb in Rails. This type of config does not vary between deploys, and so is best done in the code.</text:p></draw:text-box></draw:frame>Another approach to config is the <text:span text:style-name="T11"><draw:custom-shape text:anchor-type="as-char" svg:y="-0.1807in" draw:z-index="4" draw:name="Shape1" draw:style-name="gr2" draw:text-style-name="P16"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1"><text:s/></text:span><text:span text:style-name="T13">use of config files which are not checked into revision</text:span><text:span text:style-name="T12"> control</text:span>. This is a huge improvement over using constants which are checked into the code repo, but still has weaknesses: <text:span text:style-name="T1">it’s easy to mistakenly check in a config file to the repo</text:span>; there is a tendency for config files to be scattered about in different places and different formats, making it hard to see and manage all the config in one place.</text:p>
      <text:p text:style-name="P11"/>
      <text:p text:style-name="P12"><text:span text:style-name="T5">The twelve-factor app stores config in environment variables</text:span>. Env vars are easy to change between deploys without changing any code; unlike config files, there is little chance of them being checked into the code repo accidentally; and unlike custom config files, or other config mechanisms such as Java System Properties, they are a language- and OS-agnostic standard.</text:p>
      <text:p text:style-name="P12"/>
      <text:p text:style-name="P12">Another aspect of config management is <text:span text:style-name="T6">grouping</text:span>. Sometimes apps batch config into named groups (often called “environments”) named after specific deploys, such as the development, test, and production environments in Rails. This method <text:span text:style-name="T6">does not scale cleanly</text:span>: as more deploys of the app are created, new environment names are necessary, such as staging or qa. As the project grows further, developers may add their own special environments like joes-staging, resulting in a combinatorial explosion of config which makes managing deploys of the app very brittle.</text:p>
      <text:p text:style-name="P12"/>
      <text:p text:style-name="P12"><text:span text:style-name="T3">In a twelve-factor app, env vars are granular controls, each fully </text:span><office:annotation office:name="__Annotation__58_4289681677"><dc:creator>Unknown Author</dc:creator><dc:date>2019-09-29T21:50:55.415379981</dc:date><text:p text:style-name="P15"><text:span text:style-name="T18">In computer programming, orthogonality means that operations change just one thing without affecting others. (source: Wikipedia)</text:span></text:p></office:annotation><text:span text:style-name="T3">orthogonal</text:span><office:annotation-end office:name="__Annotation__58_4289681677"/><text:span text:style-name="T3"> to other env vars.</text:span> <text:span text:style-name="T7">They are never grouped together as “environments”, but instead are independently managed for each deploy</text:span>. This is a model that scales up smoothly as the app naturally expands into more deploys over its lifetime.</text:p>
      <text:p text:style-name="P12"/>
      <text:p text:style-name="P6"><text:span text:style-name="T15">4. </text:span>Backing services</text:p>
      <text:p text:style-name="P6"/>
      <text:p text:style-name="P12"><text:span text:style-name="T7">A backing service is any service the app consumes over the network</text:span> as part of its normal operation <text:span text:style-name="T14">(datastore, messaging, cache...)</text:span>. Backing services are traditionally managed by sysadmins who deploy the app’s runtime. In addition to these locally-managed services, the app may also have services provided and managed by third parties <text:span text:style-name="T14">(Newrelic, Loggly, AWS S3, SES, RDS, ...)</text:span>.</text:p>
      <text:p text:style-name="P12"/>
      <text:p text:style-name="P12"><text:span text:style-name="T3">The code for a twelve-factor app makes no distinction between local and third party services</text:span>. To the app, b<text:span text:style-name="T7">oth are attached resources</text:span>, accessed via a URL or other <text:span text:style-name="T7">locator/credentials stored in the config</text:span>. A deploy of the twelve-factor app should be able to swap out a local MySQL database with one managed by a third party (such as Amazon RDS) without any changes to the app’s code.</text:p>
      <text:p text:style-name="P12"/>
      <text:p text:style-name="P12">Each distinct backing service is a resource. For example, a MySQL database is a resource; two MySQL databases (used for sharding at the application layer) qualify as two distinct resources.</text:p>
      <text:p text:style-name="P12"/>
      <text:p text:style-name="P12"><text:span text:style-name="T1">Resources can be attached to and detached from deploys at will</text:span>. For example, if the app’s database is misbehaving due to a hardware issue, the app’s administrator might spin up a new database server restored from a recent backup. The current production database could be detached, and the new database attached – all without any code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New Sung"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1:08:26.504035384</meta:creation-date>
    <meta:generator>LibreOffice/6.2.6.2$Linux_X86_64 LibreOffice_project/20$Build-2</meta:generator>
    <dc:date>2019-10-05T16:06:35.401722135</dc:date>
    <meta:editing-duration>PT37M51S</meta:editing-duration>
    <meta:editing-cycles>10</meta:editing-cycles>
    <meta:document-statistic meta:table-count="0" meta:image-count="1" meta:object-count="0" meta:page-count="2" meta:paragraph-count="35" meta:word-count="929" meta:character-count="5709" meta:non-whitespace-character-count="4824"/>
  </office:meta>
</office:document-meta>
</file>